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15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resampling period (ms)</text:p>
          </table:table-cell>
          <table:table-cell office:value-type="string" calcext:value-type="string">
            <text:p>hidden states number</text:p>
          </table:table-cell>
          <table:table-cell table:style-name="Default" office:value-type="string" calcext:value-type="string">
            <text:p>Post processing activated ?</text:p>
          </table:table-cell>
          <table:table-cell office:value-type="string" calcext:value-type="string">
            <text:p>Recognition ra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34673366834171" calcext:value-type="float">
            <text:p>0.9346733668341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2462311557789" calcext:value-type="float">
            <text:p>0.924623115577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34673366834171" calcext:value-type="float">
            <text:p>0.934673366834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2462311557789" calcext:value-type="float">
            <text:p>0.924623115577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2964824120603" calcext:value-type="float">
            <text:p>0.929648241206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14572864321608" calcext:value-type="float">
            <text:p>0.914572864321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44723618090452" calcext:value-type="float">
            <text:p>0.9447236180904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39698492462312" calcext:value-type="float">
            <text:p>0.9396984924623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09547738693467" calcext:value-type="float">
            <text:p>0.909547738693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09547738693467" calcext:value-type="float">
            <text:p>0.9095477386934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04522613065327" calcext:value-type="float">
            <text:p>0.9045226130653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09547738693467" calcext:value-type="float">
            <text:p>0.909547738693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85427135678392" calcext:value-type="float">
            <text:p>0.85427135678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04522613065327" calcext:value-type="float">
            <text:p>0.9045226130653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34673366834171" calcext:value-type="float">
            <text:p>0.934673366834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09547738693467" calcext:value-type="float">
            <text:p>0.909547738693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34673366834171" calcext:value-type="float">
            <text:p>0.934673366834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14572864321608" calcext:value-type="float">
            <text:p>0.914572864321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34673366834171" calcext:value-type="float">
            <text:p>0.9346733668341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2964824120603" calcext:value-type="float">
            <text:p>0.929648241206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49748743718593" calcext:value-type="float">
            <text:p>0.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49748743718593" calcext:value-type="float">
            <text:p>0.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49748743718593" calcext:value-type="float">
            <text:p>0.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49748743718593" calcext:value-type="float">
            <text:p>0.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49748743718593" calcext:value-type="float">
            <text:p>0.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49748743718593" calcext:value-type="float">
            <text:p>0.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49748743718593" calcext:value-type="float">
            <text:p>0.949748743718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49748743718593" calcext:value-type="float">
            <text:p>0.94974874371859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09547738693467" calcext:value-type="float">
            <text:p>0.90954773869346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09547738693467" calcext:value-type="float">
            <text:p>0.909547738693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949748743718593" calcext:value-type="float">
            <text:p>0.949748743718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949748743718593" calcext:value-type="float">
            <text:p>0.949748743718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.819095477386935" calcext:value-type="float">
            <text:p>0.819095477386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.819095477386935" calcext:value-type="float">
            <text:p>0.819095477386935</text:p>
          </table:table-cell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3:49:25.997105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57:57.364840142</meta:creation-date>
    <dc:date>2019-12-02T13:55:10.556570802</dc:date>
    <meta:editing-duration>PT32M18S</meta:editing-duration>
    <meta:editing-cycles>3</meta:editing-cycles>
    <meta:generator>LibreOffice/6.0.7.3$Linux_X86_64 LibreOffice_project/00m0$Build-3</meta:generator>
    <meta:document-statistic meta:table-count="1" meta:cell-count="140" meta:object-count="0"/>
  </office:meta>
</office:document-meta>
</file>